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law I pass privately with those who admonish me privately. <text:s/>There will be an accord of conduct. <text:s/>There will be ZERO interpretation of Dark Law as per Karnukah, which comes sooner than later, for LEO people. <text:s/>That means YOU, Domra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09T09:06:12.88</meta:creation-date>
    <meta:document-statistic meta:table-count="0" meta:image-count="0" meta:object-count="0" meta:page-count="1" meta:paragraph-count="1" meta:word-count="43" meta:character-count="241"/>
    <dc:date>2024-06-09T09:07:43.49</dc:date>
    <meta:editing-duration>PT1M31S</meta:editing-duration>
    <meta:editing-cycles>1</meta:editing-cycles>
    <meta:generator>OpenOffice/4.1.15$Win32 OpenOffice.org_project/4115m2$Build-9813</meta:generator>
  </office:meta>
</office:document-meta>
</file>